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size="24pt" style:font-size-asian="24pt" style:font-size-complex="24pt"/>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ListParagraph" style:list-style-name="LFO2" style:family="paragraph"/>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2" style:family="paragraph"/>
    <style:style style:name="P10" style:parent-style-name="ListParagraph" style:list-style-name="LFO2" style:family="paragraph"/>
    <style:style style:name="P11" style:parent-style-name="ListParagraph" style:list-style-name="LFO2" style:family="paragraph"/>
    <style:style style:name="P12" style:parent-style-name="ListParagraph" style:list-style-name="LFO2" style:family="paragraph"/>
    <style:style style:name="P13" style:parent-style-name="ListParagraph" style:list-style-name="LFO2" style:family="paragraph"/>
    <style:style style:name="P14" style:parent-style-name="ListParagraph" style:list-style-name="LFO2" style:family="paragraph"/>
    <style:style style:name="P15" style:parent-style-name="ListParagraph" style:list-style-name="LFO2" style:family="paragraph"/>
    <style:style style:name="P16" style:parent-style-name="Normal" style:family="paragraph">
      <style:text-properties fo:font-size="12pt" style:font-size-asian="12pt" style:font-size-complex="12pt"/>
    </style:style>
    <style:style style:name="T17" style:parent-style-name="DefaultParagraphFont" style:family="text">
      <style:text-properties fo:font-size="12pt" style:font-size-asian="12pt" style:font-size-complex="12pt"/>
    </style:style>
  </office:automatic-styles>
  <office:body>
    <office:text text:use-soft-page-breaks="true">
      <text:p text:style-name="P1">Pokemon tietokanta</text:p>
      <text:p text:style-name="P2">Johdanto</text:p>
      <text:p text:style-name="Normal">Järjestelmän tavoitteena on luoda kattava tietokanta joka pitää sisälllään kaikki (tällä hetkellä 719) Pokemon hahmoa ja niiden tärkeimmät perustiedot. Kuten nimi, tyyppi, evoluutiot, EV-arvot, mahdolliset liikkeet joita Pokemon voi oppia, sekä useita muita tietoja joita työn edetessä tulee tarpeelliseksi tai hydylliseksi tallettaa.<text:line-break/><text:line-break/>Järjestelmän toinen tavoite ja käyttötarkoitus, on auttaa käyttäjää rakentamaan ja luomaan oma Pokemon tiiminsä. Käyttäjä voi siis valita tietyt pokemonit ja tallettaa ne omalle tililleen näin luoden pokemon tiimin.<text:s/>Tiimiä on voitava tarkastella ja eri pokemonien tietoja oman tiimin sisällä on voitava myös muuttaa jotta koko järjestelmässä olisi mitään järkeä. Ylläpitäjä taas voi muuttaa yleisiä pokemon tietoja.</text:p>
      <text:p text:style-name="Normal"/>
      <text:p text:style-name="P3">Käyttötapaukset</text:p>
      <text:p text:style-name="Normal">Järjestelmällä tulee olemaan kolme käyttäjäryhmää, rekisteröimätön käyttäjä, rekiteröity käyttäjä sekä ylläpitäjä.<text:s/></text:p>
      <text:p text:style-name="P4"/>
      <text:list text:style-name="LFO2" text:continue-numbering="true">
        <text:list-item>
          <text:p text:style-name="P5">Pokemonien tarkastelu.<text:s/></text:p>
        </text:list-item>
        <text:list-item>
          <text:p text:style-name="P6">Pokemonien etsintä tietyillä hakukriteereillä</text:p>
        </text:list-item>
        <text:list-item>
          <text:p text:style-name="P7">Pokemonien lisäys tietokantaan</text:p>
        </text:list-item>
        <text:list-item>
          <text:p text:style-name="P8">Pokemonien poisto tietokannasta</text:p>
        </text:list-item>
        <text:list-item>
          <text:p text:style-name="P9">Pokemonin lisäys joukkueeseen</text:p>
        </text:list-item>
        <text:list-item>
          <text:p text:style-name="P10">Pokemonin listäys uusin joukkoihin</text:p>
        </text:list-item>
        <text:list-item>
          <text:p text:style-name="P11">Pokemonin poisto joukkueesta</text:p>
        </text:list-item>
        <text:list-item>
          <text:p text:style-name="P12">Oman pokemonin tietojen muuttaminen</text:p>
        </text:list-item>
        <text:list-item>
          <text:p text:style-name="P13">Yleisen pokemonin tietojen muuttaminen</text:p>
        </text:list-item>
        <text:list-item>
          <text:p text:style-name="P14">Sivulle rekisteröityminen</text:p>
        </text:list-item>
        <text:list-item>
          <text:p text:style-name="P15">Sivulle kirjautuminen</text:p>
        </text:list-item>
      </text:list>
      <text:p text:style-name="Normal">Rekisteröimätön käyttäjä pystyy tarkastelemaan ja etsimään pokemoneja, sekä rekisteröitymään tietokantaan</text:p>
      <text:p text:style-name="Normal">Rekisteröity käyttäjä pystyy kirjautumaan sivulle, tarkastelemaan aj etsimään pokemoneja, käyttäjä pystyy myös liittämään pokemoneja tililleen aktiiviseen ryhmään sekä varastoon<text:s/>sekä muodostamaan uusia joukkueita pokemoneista, esimerkiksi vastustajan joukkueen. <text:s/>Käyttäjä pystyy muuttamaan pokemoniensa tietoja ja arvoja.</text:p>
      <text:p text:style-name="Normal">Ylläpitäjä pystyy lisäämään ja poistmaan pokemoneja tietokannasta sekä muuttamaan tietokantaan tallennettujen pokemonien arvoja.</text:p>
      <text:p text:style-name="Normal"/>
      <text:p text:style-name="Normal"/>
      <text:p text:style-name="P16">Käyttötapauskuvaukset</text:p>
      <text:p text:style-name="Normal"><text:span text:style-name="T17">Tapaus 1:</text:span></text:p>
      <text:p text:style-name="Normal">Rekisteröity käyttäjä haluaa etsiä ja tarkastella tietyntyyppisiä pokemoneja. Hän avaa hakusivun jossa annetaan lsita mahdollisista hakukriteereistä. Käyttäjä pystyy valitsemaan muunmuassa pokemonin tyypin, evoluution vaiheen, tietyt stat arvot, nimen, jne.</text:p>
      <text:p text:style-name="Normal"/>
      <text:p text:style-name="Normal">Tapaus 2:</text:p>
      <text:p text:style-name="Normal">Käyttäjä haluaa muuttaa erään pokemoninsa hyökkäysarvoa. Käyttäjä navigoi tililleen ja valitsee halutun pokemonin, järjestelmä antaa käyttäjälle kyseisen pokemonin tiedot ja mahdollisuuden muuttaa niitä.</text:p>
      <text:p text:style-name="Normal"/>
      <text:p text:style-name="Normal">Tapaus 3:</text:p>
      <text:p text:style-name="Normal">Ylläpitäjä huomaa että uusi pokemon peli on tullu ja haluaa näin lisätä pokemoneja tietokantaan. Ylläpitäjä avaa admin osion ja valitsee kohdan mistä pokemo0n lisätään. uuden pokemonin tiedot kirjataan ylöös, järjestelmä tarkistaa ne puutteiden jne varalta ja lisää ne tämän jälkeen järjestelmään.<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ozi</meta:initial-creator>
    <dc:creator>Aozi</dc:creator>
    <meta:creation-date>2014-05-18T12:34:00Z</meta:creation-date>
    <dc:date>2014-05-18T12:34:00Z</dc:date>
    <meta:template xlink:href="Normal.dotm" xlink:type="simple"/>
    <meta:editing-cycles>2</meta:editing-cycles>
    <meta:editing-duration>PT0S</meta:editing-duration>
    <meta:document-statistic meta:page-count="2" meta:paragraph-count="5" meta:word-count="290" meta:character-count="2634" meta:row-count="19" meta:non-whitespace-character-count="2349"/>
  </office:meta>
</office:document-meta>
</file>